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officeooo:rsid="000e69e7" officeooo:paragraph-rsid="000e69e7"/>
    </style:style>
    <style:style style:name="P2" style:family="paragraph" style:parent-style-name="Preformatted_20_Text">
      <style:text-properties style:font-name="Arial" fo:font-size="14pt" fo:font-weight="bold" officeooo:rsid="000e69e7" officeooo:paragraph-rsid="000e69e7" style:font-size-asian="14pt" style:font-weight-asian="bold" style:font-size-complex="14pt" style:font-weight-complex="bold"/>
    </style:style>
    <style:style style:name="P3" style:family="paragraph" style:parent-style-name="Preformatted_20_Text">
      <style:text-properties style:font-name="Arial" officeooo:rsid="000f1467" officeooo:paragraph-rsid="000f1467"/>
    </style:style>
    <style:style style:name="T1" style:family="text">
      <style:text-properties officeooo:rsid="000f1467"/>
    </style:style>
    <style:style style:name="T2" style:family="text">
      <style:text-properties officeooo:rsid="000f9f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icio del día</text:p>
      <text:p text:style-name="P1"/>
      <text:p text:style-name="P1"/>
      <text:p text:style-name="P1">Al inicio del dia <text:span text:style-name="T1">nos hemos reunido en grupo para hacer la hoja de estilos, en la cual se pondran los diferentes colores, tipos de letra, tamaño… de tal manera que queden establecidas las diferentes propiedades que nuestra aplicación tendra. Tras ello, cada integrante se ha dispuesto a realizar la funcion que estaba realizando el dia anterior</text:span></text:p>
      <text:p text:style-name="P1"/>
      <text:p text:style-name="P1"/>
      <text:p text:style-name="P1"/>
      <text:p text:style-name="P2">Fin del día</text:p>
      <text:p text:style-name="P1"/>
      <text:p text:style-name="P3">Al final del dia, <text:span text:style-name="T2">hemos terminado con funciones como ver la posicion del tranvia o calcular el tiempo de parada a parada y hemos organizado y cambiado varios estilos que la aplicación tenia. A parte hemos juntado todas las partes de la aplicación de tal manera que hemos visto como seria mas o menos la posible version f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2T21:15:30.358000000</dc:date>
    <meta:editing-duration>PT16M37S</meta:editing-duration>
    <meta:editing-cycles>3</meta:editing-cycles>
    <meta:generator>LibreOffice/4.4.3.2$Windows_x86 LibreOffice_project/88805f81e9fe61362df02b9941de8e38a9b5fd16</meta:generator>
    <meta:document-statistic meta:table-count="0" meta:image-count="0" meta:object-count="0" meta:page-count="1" meta:paragraph-count="4" meta:word-count="121" meta:character-count="693" meta:non-whitespace-character-count="576"/>
  </office:meta>
</office:document-meta>
</file>